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27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1.2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7" style:family="graphic" style:parent-style-name="standard">
      <style:graphic-properties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95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76cm" fo:min-width="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273cm" loext:decorative="false"/>
      <style:paragraph-properties style:writing-mode="lr-tb"/>
    </style:style>
    <style:style style:name="gr14" style:family="graphic" style:parent-style-name="standard">
      <style:graphic-properties draw:textarea-horizontal-align="center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26cm" fo:min-width="1.126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cm" fo:min-width="2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76cm" fo:min-width="2.37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069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cm" fo:min-width="3.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.5cm" svg:height="1cm" svg:x="2.25cm" svg:y="7.75cm">
          <text:p text:style-name="P1">Pinacoteca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5cm" svg:height="2.477cm" svg:x="1.75cm" svg:y="8.863cm">
          <draw:text-box>
            <text:p>NombreUnico: clave primaria<text:line-break/>Dirección : </text:p>
            <text:p><text:tab/>Calle</text:p>
            <text:p><text:tab/>CodPostal</text:p>
            <text:p><text:tab/>Numero</text:p>
            <text:p><text:tab/>Ciudad</text:p>
            <text:p>Mcuadrados</text:p>
          </draw:text-box>
        </draw:frame>
        <draw:custom-shape draw:style-name="gr3" draw:text-style-name="P2" xml:id="id2" draw:id="id2" draw:layer="layout" svg:width="3.5cm" svg:height="1.5cm" svg:x="7.25cm" svg:y="7.5cm">
          <text:p text:style-name="P1">Dividid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3" draw:id="id3" draw:layer="layout" svg:width="2.5cm" svg:height="0.75cm" svg:x="12.25cm" svg:y="8cm">
          <text:p text:style-name="P1">SALAS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25cm" svg:height="0.569cm" svg:x="10.5cm" svg:y="7.5cm">
          <draw:text-box>
            <text:p>Tiene </text:p>
          </draw:text-box>
        </draw:frame>
        <draw:frame draw:style-name="gr6" draw:text-style-name="P3" draw:layer="layout" svg:width="1.5cm" svg:height="0.887cm" svg:x="10.5cm" svg:y="8.5cm">
          <draw:text-box>
            <text:p>(1:n)</text:p>
          </draw:text-box>
        </draw:frame>
        <draw:connector draw:style-name="gr7" draw:text-style-name="P1" draw:layer="layout" svg:x1="5.75cm" svg:y1="8.25cm" svg:x2="7.25cm" svg:y2="8.25cm" draw:start-shape="id1" draw:start-glue-point="1" draw:end-shape="id2" draw:end-glue-point="5" svg:d="M5750 8250h1500" svg:viewBox="0 0 1501 1">
          <text:p/>
        </draw:connector>
        <draw:connector draw:style-name="gr7" draw:text-style-name="P1" draw:layer="layout" svg:x1="12.25cm" svg:y1="8.375cm" svg:x2="10.75cm" svg:y2="8.25cm" draw:start-shape="id3" draw:start-glue-point="3" draw:end-shape="id2" draw:end-glue-point="7" svg:d="M12250 8375h-749v-125h-751" svg:viewBox="0 0 1501 126">
          <text:p/>
        </draw:connector>
        <draw:frame draw:style-name="gr5" draw:text-style-name="P3" draw:layer="layout" svg:width="2.25cm" svg:height="0.569cm" svg:x="5.75cm" svg:y="7.431cm">
          <draw:text-box>
            <text:p>Tiene </text:p>
          </draw:text-box>
        </draw:frame>
        <draw:frame draw:style-name="gr6" draw:text-style-name="P3" draw:layer="layout" svg:width="1.5cm" svg:height="0.887cm" svg:x="6cm" svg:y="8.5cm">
          <draw:text-box>
            <text:p>1:1</text:p>
          </draw:text-box>
        </draw:frame>
        <draw:frame draw:style-name="gr8" draw:text-style-name="P3" draw:layer="layout" svg:width="2cm" svg:height="0.75cm" svg:x="8.5cm" svg:y="6.75cm">
          <draw:text-box>
            <text:p>(1:N)</text:p>
          </draw:text-box>
        </draw:frame>
        <draw:frame draw:style-name="gr9" draw:text-style-name="P3" draw:layer="layout" svg:width="3.25cm" svg:height="1.205cm" svg:x="12.25cm" svg:y="9cm">
          <draw:text-box>
            <text:p>NombreUnico<text:line-break/>IdPinacoteca</text:p>
            <text:p>Mcuadrados</text:p>
          </draw:text-box>
        </draw:frame>
        <draw:custom-shape draw:style-name="gr4" draw:text-style-name="P2" xml:id="id5" draw:id="id5" draw:layer="layout" svg:width="2.5cm" svg:height="0.75cm" svg:x="20.75cm" svg:y="8cm">
          <text:p text:style-name="P1">CUADROS</text:p>
          <draw:enhanced-geometry svg:viewBox="0 0 21600 21600" draw:type="rectangle" draw:enhanced-path="M 0 0 L 21600 0 21600 21600 0 21600 0 0 Z N"/>
        </draw:custom-shape>
        <draw:custom-shape draw:style-name="gr10" draw:text-style-name="P2" xml:id="id4" draw:id="id4" draw:layer="layout" svg:width="3cm" svg:height="1.25cm" svg:x="16cm" svg:y="7.75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.75cm" svg:y1="8.375cm" svg:x2="16cm" svg:y2="8.375cm" draw:start-shape="id3" draw:start-glue-point="1" draw:end-shape="id4" draw:end-glue-point="5" svg:d="M14750 8375h1250" svg:viewBox="0 0 1251 1">
          <text:p/>
        </draw:connector>
        <draw:connector draw:style-name="gr7" draw:text-style-name="P1" draw:layer="layout" svg:x1="19cm" svg:y1="8.375cm" svg:x2="20.75cm" svg:y2="8.375cm" draw:start-shape="id4" draw:start-glue-point="7" draw:end-shape="id5" draw:end-glue-point="3" svg:d="M19000 8375h1750" svg:viewBox="0 0 1751 1">
          <text:p/>
        </draw:connector>
        <draw:frame draw:style-name="gr2" draw:text-style-name="P3" draw:layer="layout" svg:width="3.25cm" svg:height="2.477cm" svg:x="20.75cm" svg:y="9cm">
          <draw:text-box>
            <text:p>Código</text:p>
            <text:p>Nombre</text:p>
            <text:p>Dimensiones:</text:p>
            <text:p><text:tab/>-Largo</text:p>
            <text:p><text:tab/>-Ancho</text:p>
            <text:p>Fecha</text:p>
            <text:p>Tecnica<text:tab/></text:p>
          </draw:text-box>
        </draw:frame>
        <draw:frame draw:style-name="gr5" draw:text-style-name="P3" draw:layer="layout" svg:width="3.5cm" svg:height="0.569cm" svg:x="19cm" svg:y="7.75cm">
          <draw:text-box>
            <text:p>Tiene (1:N)</text:p>
          </draw:text-box>
        </draw:frame>
        <draw:frame draw:style-name="gr6" draw:text-style-name="P3" draw:layer="layout" svg:width="2cm" svg:height="0.887cm" svg:x="14.75cm" svg:y="7.5cm">
          <draw:text-box>
            <text:p>Pertenecen </text:p>
            <text:p>(1:1)</text:p>
          </draw:text-box>
        </draw:frame>
        <draw:frame draw:style-name="gr8" draw:text-style-name="P3" draw:layer="layout" svg:width="1.25cm" svg:height="0.75cm" svg:x="17cm" svg:y="7cm">
          <draw:text-box>
            <text:p>1:N</text:p>
          </draw:text-box>
        </draw:frame>
        <draw:custom-shape draw:style-name="gr11" draw:text-style-name="P2" xml:id="id6" draw:id="id6" draw:layer="layout" svg:width="4cm" svg:height="2cm" svg:x="25.5cm" svg:y="7.5cm">
          <text:p text:style-name="P1">PINT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7" draw:id="id7" draw:layer="layout" svg:width="2.25cm" svg:height="0.75cm" svg:x="32.5cm" svg:y="8cm">
          <text:p text:style-name="P1">AUTOR / PINTORES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5cm" svg:height="0.569cm" svg:x="29.75cm" svg:y="7.75cm">
          <draw:text-box>
            <text:p>Es pintado por</text:p>
          </draw:text-box>
        </draw:frame>
        <draw:frame draw:style-name="gr13" draw:text-style-name="P3" draw:layer="layout" svg:width="1.75cm" svg:height="1.523cm" svg:x="30.5cm" svg:y="8.5cm">
          <draw:text-box>
            <text:p>(1:1)</text:p>
          </draw:text-box>
        </draw:frame>
        <draw:frame draw:style-name="gr6" draw:text-style-name="P3" draw:layer="layout" svg:width="2.75cm" svg:height="0.887cm" svg:x="23.5cm" svg:y="7.5cm">
          <draw:text-box>
            <text:p>Posee<text:line-break/>(1:N)</text:p>
          </draw:text-box>
        </draw:frame>
        <draw:frame draw:style-name="gr8" draw:text-style-name="P3" draw:layer="layout" svg:width="1.75cm" svg:height="0.75cm" svg:x="27cm" svg:y="6.75cm">
          <draw:text-box>
            <text:p>N:M</text:p>
          </draw:text-box>
        </draw:frame>
        <draw:connector draw:style-name="gr14" draw:text-style-name="P1" draw:layer="layout" svg:x1="25.5cm" svg:y1="8.5cm" svg:x2="23.25cm" svg:y2="8.375cm" draw:start-shape="id6" draw:start-glue-point="5" draw:end-shape="id5" draw:end-glue-point="1" svg:d="M25500 8500h-1125v-125h-1125" svg:viewBox="0 0 2251 126">
          <text:p/>
        </draw:connector>
        <draw:connector draw:style-name="gr14" draw:text-style-name="P1" draw:layer="layout" svg:x1="32.5cm" svg:y1="8.375cm" svg:x2="29.5cm" svg:y2="8.5cm" draw:start-shape="id7" draw:start-glue-point="3" draw:end-shape="id6" draw:end-glue-point="7" svg:d="M32500 8375h-1500v125h-1500" svg:viewBox="0 0 3001 126">
          <text:p/>
        </draw:connector>
        <draw:frame draw:style-name="gr15" draw:text-style-name="P3" draw:layer="layout" svg:width="5.25cm" svg:height="3.5cm" svg:x="32.5cm" svg:y="9.25cm">
          <draw:text-box>
            <text:p>IdAutor<text:line-break/>Nombre</text:p>
            <text:p>País</text:p>
            <text:p>Ciudad</text:p>
            <text:p>FechaNacimiento</text:p>
            <text:p>FechaDefunción</text:p>
          </draw:text-box>
        </draw:frame>
        <draw:custom-shape draw:style-name="gr16" draw:text-style-name="P2" xml:id="id8" draw:id="id8" draw:layer="layout" svg:width="3.25cm" svg:height="1.75cm" svg:x="32cm" svg:y="4.75cm">
          <text:p text:style-name="P1">Puede ten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3.625cm" svg:y1="8cm" svg:x2="33.625cm" svg:y2="6.5cm" draw:start-shape="id7" draw:start-glue-point="0" draw:end-shape="id8" draw:end-glue-point="6" svg:d="M33625 8000v-1500" svg:viewBox="0 0 1 1501">
          <text:p/>
        </draw:connector>
        <draw:connector draw:style-name="gr7" draw:text-style-name="P1" draw:layer="layout" svg:x1="35.25cm" svg:y1="5.625cm" svg:x2="34.75cm" svg:y2="8.375cm" draw:start-shape="id8" draw:start-glue-point="7" draw:end-shape="id7" draw:end-glue-point="1" svg:d="M35250 5625h502v2750h-1002" svg:viewBox="0 0 1003 2751">
          <text:p/>
        </draw:connector>
        <draw:frame draw:style-name="gr5" draw:text-style-name="P3" draw:layer="layout" svg:width="2.25cm" svg:height="0.569cm" svg:x="31.75cm" svg:y="6.681cm">
          <draw:text-box>
            <text:p>Maestro</text:p>
          </draw:text-box>
        </draw:frame>
        <draw:frame draw:style-name="gr5" draw:text-style-name="P3" draw:layer="layout" svg:width="2cm" svg:height="0.569cm" svg:x="35.75cm" svg:y="6.681cm">
          <draw:text-box>
            <text:p>Pintores</text:p>
          </draw:text-box>
        </draw:frame>
        <draw:custom-shape draw:style-name="gr17" draw:text-style-name="P1" xml:id="id10" draw:id="id10" draw:layer="layout" svg:width="2.5cm" svg:height="0.75cm" svg:x="44.5cm" svg:y="8cm">
          <text:p text:style-name="P1">ESCUELA</text:p>
          <draw:enhanced-geometry svg:viewBox="0 0 21600 21600" draw:type="rectangle" draw:enhanced-path="M 0 0 L 21600 0 21600 21600 0 21600 0 0 Z N"/>
        </draw:custom-shape>
        <draw:custom-shape draw:style-name="gr18" draw:text-style-name="P1" xml:id="id9" draw:id="id9" draw:layer="layout" svg:width="5.75cm" svg:height="1.25cm" svg:x="37cm" svg:y="7.75cm">
          <text:p text:style-name="P1">PERTENEC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37cm" svg:y1="8.375cm" svg:x2="34.75cm" svg:y2="8.375cm" draw:start-shape="id9" draw:start-glue-point="5" draw:end-shape="id7" draw:end-glue-point="1" svg:d="M37000 8375h-2250" svg:viewBox="0 0 2251 1">
          <text:p/>
        </draw:connector>
        <draw:connector draw:style-name="gr7" draw:text-style-name="P1" draw:layer="layout" svg:x1="42.75cm" svg:y1="8.375cm" svg:x2="44.5cm" svg:y2="8.375cm" draw:start-shape="id9" draw:start-glue-point="7" draw:end-shape="id10" draw:end-glue-point="3" svg:d="M42750 8375h1750" svg:viewBox="0 0 1751 1">
          <text:p/>
        </draw:connector>
        <draw:frame draw:style-name="gr19" draw:text-style-name="P3" draw:layer="layout" svg:width="2.25cm" svg:height="1.205cm" svg:x="44.5cm" svg:y="9cm">
          <draw:text-box>
            <text:p>NombreUnico</text:p>
            <text:p>Pais</text:p>
            <text:p>Fecha</text:p>
          </draw:text-box>
        </draw:frame>
        <draw:frame draw:style-name="gr20" draw:text-style-name="P3" draw:layer="layout" svg:width="4cm" svg:height="0.569cm" svg:x="42cm" svg:y="7.5cm">
          <draw:text-box>
            <text:p>Pueden pertenecer</text:p>
          </draw:text-box>
        </draw:frame>
        <draw:frame draw:style-name="gr21" draw:text-style-name="P3" draw:layer="layout" svg:width="4cm" svg:height="0.569cm" svg:x="35cm" svg:y="7.75cm">
          <draw:text-box>
            <text:p>Puede tener</text:p>
          </draw:text-box>
        </draw:frame>
        <draw:frame draw:style-name="gr19" draw:text-style-name="P3" draw:layer="layout" svg:width="1.75cm" svg:height="0.569cm" svg:x="43cm" svg:y="7cm">
          <draw:text-box>
            <text:p>(1:1)</text:p>
          </draw:text-box>
        </draw:frame>
        <draw:frame draw:style-name="gr19" draw:text-style-name="P3" draw:layer="layout" svg:width="3cm" svg:height="0.569cm" svg:x="35.75cm" svg:y="7.5cm">
          <draw:text-box>
            <text:p>0:N</text:p>
          </draw:text-box>
        </draw:frame>
        <draw:frame draw:style-name="gr8" draw:text-style-name="P3" draw:layer="layout" svg:width="3.5cm" svg:height="0.75cm" svg:x="39cm" svg:y="6.75cm">
          <draw:text-box>
            <text:p>N:1</text:p>
          </draw:text-box>
        </draw:frame>
        <draw:custom-shape draw:style-name="gr22" draw:text-style-name="P1" xml:id="id11" draw:id="id11" draw:layer="layout" svg:width="4.25cm" svg:height="0.75cm" svg:x="44.5cm" svg:y="10.75cm">
          <text:p text:style-name="P1">Mecenas</text:p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5cm" svg:height="1.841cm" svg:x="44.5cm" svg:y="11.75cm">
          <draw:text-box>
            <text:p>Nombre</text:p>
            <text:p>Fecha</text:p>
            <text:p>Pais</text:p>
            <text:p>CiudadNacimiento</text:p>
            <text:p>FechaMuerte</text:p>
          </draw:text-box>
        </draw:frame>
        <draw:connector draw:style-name="gr7" draw:text-style-name="P1" draw:layer="layout" svg:x1="42.75cm" svg:y1="8.375cm" svg:x2="44.5cm" svg:y2="11.125cm" draw:start-shape="id9" draw:start-glue-point="7" draw:end-shape="id11" draw:end-glue-point="3" svg:d="M42750 8375h876v2750h874" svg:viewBox="0 0 1751 2751">
          <text:p/>
        </draw:connector>
        <draw:frame draw:style-name="gr20" draw:text-style-name="P3" draw:layer="layout" svg:width="1.75cm" svg:height="0.569cm" svg:x="42cm" svg:y="10.5cm">
          <draw:text-box>
            <text:p>(1:N)</text:p>
          </draw:text-box>
        </draw:frame>
        <draw:frame draw:style-name="gr19" draw:text-style-name="P3" draw:layer="layout" svg:width="2cm" svg:height="0.569cm" svg:x="35.5cm" svg:y="8.75cm">
          <draw:text-box>
            <text:p>(1:N)</text:p>
          </draw:text-box>
        </draw:frame>
        <draw:frame draw:style-name="gr8" draw:text-style-name="P3" draw:layer="layout" svg:width="1.75cm" svg:height="0.75cm" svg:x="39cm" svg:y="9.5cm">
          <draw:text-box>
            <text:p>N: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9T14:42:52.750000000</meta:creation-date>
    <dc:date>2024-10-20T22:37:48.983000000</dc:date>
    <meta:editing-duration>PT39M8S</meta:editing-duration>
    <meta:editing-cycles>9</meta:editing-cycles>
    <meta:generator>LibreOffice/24.8.2.1$Windows_X86_64 LibreOffice_project/0f794b6e29741098670a3b95d60478a65d05ef13</meta:generator>
    <meta:document-statistic meta:object-count="50"/>
  </office:meta>
</office:document-meta>
</file>